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75cm" fo:min-width="3.5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7cm" svg:y="3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cm" svg:height="2cm" svg:x="7cm" svg:y="5cm">
          <text:p text:style-name="P1">Новая</text:p>
          <text:p text:style-name="P1">популяци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cm" svg:height="1cm" svg:x="7cm" svg:y="9cm">
          <text:p text:style-name="P1">Селекци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5cm" svg:height="3cm" svg:x="6cm" svg:y="11.011cm">
          <text:p text:style-name="P1"/>
          <text:p text:style-name="P1">Приспособленная</text:p>
          <text:p text:style-name="P1">особь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8" draw:id="id8" draw:layer="layout" svg:width="4cm" svg:height="2cm" svg:x="12cm" svg:y="14cm">
          <text:p text:style-name="P1">Скрещивание</text:p>
          <text:p text:style-name="P1">и редукция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cm" svg:height="1cm" svg:x="7cm" svg:y="18cm">
          <text:p text:style-name="P1">Мутаци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5cm" svg:height="3cm" svg:x="6cm" svg:y="20cm">
          <text:p text:style-name="P1">Следующее</text:p>
          <text:p text:style-name="P1">поколение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3cm" svg:height="1cm" svg:x="12.5cm" svg:y="24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8.5cm" svg:y1="4cm" svg:x2="8.5cm" svg:y2="5cm" draw:start-shape="id1" draw:start-glue-point="6" draw:end-shape="id2" draw:end-glue-point="4" svg:d="M8500 4000v1000" svg:viewBox="0 0 1 1001">
          <text:p/>
        </draw:connector>
        <draw:connector draw:style-name="gr6" draw:text-style-name="P3" draw:layer="layout" svg:x1="8.5cm" svg:y1="7cm" svg:x2="8.5cm" svg:y2="9cm" draw:start-shape="id2" draw:start-glue-point="6" draw:end-shape="id3" draw:end-glue-point="4" svg:d="M8500 7000v2000" svg:viewBox="0 0 1 2001">
          <text:p/>
        </draw:connector>
        <draw:connector draw:style-name="gr6" draw:text-style-name="P3" draw:layer="layout" svg:x1="8.5cm" svg:y1="10cm" svg:x2="8.5cm" svg:y2="11.011cm" draw:start-shape="id3" draw:start-glue-point="6" draw:end-shape="id4" draw:end-glue-point="4" svg:d="M8500 10000v1011" svg:viewBox="0 0 1 1012">
          <text:p/>
        </draw:connector>
        <draw:connector draw:style-name="gr7" draw:text-style-name="P3" draw:layer="layout" svg:x1="8.5cm" svg:y1="14.011cm" svg:x2="8.5cm" svg:y2="18cm" draw:start-shape="id4" draw:start-glue-point="6" draw:end-shape="id5" draw:end-glue-point="4" svg:d="M8500 14011v3989" svg:viewBox="0 0 1 3990">
          <text:p text:style-name="P1"/>
        </draw:connector>
        <draw:connector draw:style-name="gr6" draw:text-style-name="P3" draw:layer="layout" svg:x1="8.5cm" svg:y1="19cm" svg:x2="8.5cm" svg:y2="20cm" draw:start-shape="id5" draw:start-glue-point="6" draw:end-shape="id6" draw:end-glue-point="4" svg:d="M8500 19000v1000" svg:viewBox="0 0 1 1001">
          <text:p/>
        </draw:connector>
        <draw:connector draw:style-name="gr6" draw:text-style-name="P3" draw:layer="layout" svg:x1="11cm" svg:y1="21.5cm" svg:x2="14cm" svg:y2="24cm" draw:start-shape="id6" draw:start-glue-point="7" draw:end-shape="id7" draw:end-glue-point="4" svg:d="M11000 21500h3000v2500" svg:viewBox="0 0 3001 2501">
          <text:p/>
        </draw:connector>
        <draw:connector draw:style-name="gr7" draw:text-style-name="P3" draw:layer="layout" svg:x1="11cm" svg:y1="12.511cm" svg:x2="14cm" svg:y2="14cm" draw:start-shape="id4" draw:start-glue-point="7" draw:end-shape="id8" draw:end-glue-point="0" svg:d="M11000 12511h3000v1489" svg:viewBox="0 0 3001 1490">
          <text:p text:style-name="P1"/>
        </draw:connector>
        <draw:connector draw:style-name="gr6" draw:text-style-name="P3" draw:layer="layout" svg:x1="14cm" svg:y1="16cm" svg:x2="8.5cm" svg:y2="18cm" draw:start-shape="id8" draw:start-glue-point="2" draw:end-shape="id5" draw:end-glue-point="4" svg:d="M14000 16000v1000h-5500v1000" svg:viewBox="0 0 5501 2001">
          <text:p/>
        </draw:connector>
        <draw:connector draw:style-name="gr7" draw:text-style-name="P3" draw:layer="layout" draw:line-skew="-0.499cm -0.499cm" svg:x1="6cm" svg:y1="21.5cm" svg:x2="8.5cm" svg:y2="9cm" draw:start-shape="id6" draw:start-glue-point="5" draw:end-shape="id3" draw:end-glue-point="4" svg:d="M6000 21500h-1000v-13500h3500v1000" svg:viewBox="0 0 3501 13501">
          <text:p text:style-name="P1"/>
        </draw:connector>
        <draw:frame draw:style-name="gr8" draw:text-style-name="P4" draw:layer="layout" svg:width="2cm" svg:height="1.5cm" svg:x="12cm" svg:y="11.8cm">
          <draw:text-box>
            <text:p>Да</text:p>
          </draw:text-box>
        </draw:frame>
        <draw:frame draw:style-name="gr8" draw:text-style-name="P4" draw:layer="layout" svg:width="2cm" svg:height="1.5cm" svg:x="5cm" svg:y="20.8cm">
          <draw:text-box>
            <text:p>Да</text:p>
          </draw:text-box>
        </draw:frame>
        <draw:frame draw:style-name="gr8" draw:text-style-name="P4" draw:layer="layout" svg:width="2cm" svg:height="1.5cm" svg:x="8.5cm" svg:y="14.4cm">
          <draw:text-box>
            <text:p>Нет</text:p>
          </draw:text-box>
        </draw:frame>
        <draw:frame draw:style-name="gr8" draw:text-style-name="P4" draw:layer="layout" svg:width="2cm" svg:height="1.5cm" svg:x="11cm" svg:y="20.9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06:18:36.280312116</meta:creation-date>
    <dc:date>2017-12-21T06:32:01.567106913</dc:date>
    <meta:editing-duration>PT7S</meta:editing-duration>
    <meta:editing-cycles>1</meta:editing-cycles>
    <meta:document-statistic meta:object-count="21"/>
    <meta:generator>LibreOffice/5.3.7.2.0$Linux_X86_64 LibreOffice_project/30$Build-2</meta:generator>
  </office:meta>
</office:document-meta>
</file>